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45b061"/>
    </style:style>
    <style:style style:name="P4"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45b061" style:font-size-asian="8.5pt" style:font-size-complex="8.5pt"/>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5bffde" style:font-size-asian="8.5pt" style:font-size-complex="8.5pt"/>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341109" style:font-size-asian="8.5pt" style:font-size-complex="8.5pt"/>
    </style:style>
    <style:style style:name="P1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6"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officeooo:rsid="004450e2" officeooo:paragraph-rsid="004450e2"/>
    </style:style>
    <style:style style:name="P1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rsid="001b67fa" officeooo:paragraph-rsid="0045b061"/>
    </style:style>
    <style:style style:name="P19"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20"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45b061" style:font-size-asian="8.5pt" style:font-size-complex="8.5pt"/>
    </style:style>
    <style:style style:name="P21" style:family="paragraph" style:parent-style-name="Text_20_body">
      <style:paragraph-properties fo:margin-left="0cm" fo:margin-right="0cm" fo:margin-top="0cm" fo:margin-bottom="0.238cm" loext:contextual-spacing="false" fo:orphans="2" fo:widows="2" fo:text-indent="0cm" style:auto-text-indent="false" fo:break-before="page" fo:padding="0cm" fo:border="none"/>
      <style:text-properties fo:font-variant="normal" fo:text-transform="none" fo:color="#000000" style:font-name="DejaVu Sans Mono" fo:font-size="8.5pt" fo:letter-spacing="normal" fo:font-style="normal" fo:font-weight="bold" officeooo:paragraph-rsid="0045b061" style:font-size-asian="8.5pt" style:font-weight-asian="bold" style:font-size-complex="8.5pt" style:font-weight-complex="bold"/>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officeooo:rsid="0050b683" style:font-size-asian="8.5pt" style:font-size-complex="8.5pt"/>
    </style:style>
    <style:style style:name="T10" style:family="text">
      <style:text-properties fo:font-variant="normal" fo:text-transform="none" fo:color="#000000" style:font-name="DejaVu Sans Mono" fo:font-size="8.5pt" fo:letter-spacing="normal" fo:font-style="normal" fo:font-weight="normal" officeooo:rsid="006604ce" style:font-size-asian="8.5pt" style:font-size-complex="8.5pt"/>
    </style:style>
    <style:style style:name="T11" style:family="text">
      <style:text-properties fo:font-variant="normal" fo:text-transform="none" fo:color="#000000" style:font-name="DejaVu Sans Mono" fo:font-size="8.5pt" fo:letter-spacing="normal" fo:font-style="normal" fo:font-weight="normal" officeooo:rsid="006aa460" style:font-size-asian="8.5pt" style:font-size-complex="8.5pt"/>
    </style:style>
    <style:style style:name="T12" style:family="text">
      <style:text-properties fo:font-variant="normal" fo:text-transform="none" fo:color="#000000" style:font-name="DejaVu Sans Mono" fo:font-size="8.5pt" fo:letter-spacing="normal" fo:font-style="normal" fo:font-weight="normal" officeooo:rsid="006c94a1" style:font-size-asian="8.5pt" style:font-size-complex="8.5pt"/>
    </style:style>
    <style:style style:name="T13"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4"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5"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6"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7"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8"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9" style:family="text">
      <style:text-properties fo:font-variant="normal" fo:text-transform="none" fo:color="#000000" style:font-name="Deja Vu Sans Mono" fo:font-size="8.5pt" fo:letter-spacing="normal" fo:font-style="normal" fo:font-weight="normal" style:font-size-asian="8.5pt" style:font-size-complex="8.5pt"/>
    </style:style>
    <style:style style:name="T20" style:family="text">
      <style:text-properties fo:font-variant="normal" fo:text-transform="none" fo:font-size="8.5pt" fo:letter-spacing="normal" fo:font-style="normal" fo:font-weight="normal" officeooo:rsid="0019d4da" style:font-size-asian="8.5pt" style:font-size-complex="8.5pt"/>
    </style:style>
    <style:style style:name="T21" style:family="text">
      <style:text-properties fo:font-weight="bold" style:font-weight-asian="bold" style:font-weight-complex="bold"/>
    </style:style>
    <style:style style:name="T22" style:family="text">
      <style:text-properties fo:font-weight="bold" officeooo:rsid="0015201e" style:font-weight-asian="bold" style:font-weight-complex="bold"/>
    </style:style>
    <style:style style:name="T23" style:family="text">
      <style:text-properties officeooo:rsid="0019d4da"/>
    </style:style>
    <style:style style:name="T24" style:family="text">
      <style:text-properties fo:font-size="8.5pt" style:font-size-asian="8.5pt" style:font-size-complex="8.5pt"/>
    </style:style>
    <style:style style:name="T25" style:family="text">
      <style:text-properties officeooo:rsid="0026097a"/>
    </style:style>
    <style:style style:name="T26" style:family="text">
      <style:text-properties style:font-name="DejaVu Sans Mono" fo:font-size="8.5pt" style:font-size-asian="8.5pt" style:font-size-complex="8.5pt"/>
    </style:style>
    <style:style style:name="T27" style:family="text">
      <style:text-properties officeooo:rsid="0042aeb7"/>
    </style:style>
    <style:style style:name="T28" style:family="text">
      <style:text-properties officeooo:rsid="004f8290"/>
    </style:style>
    <style:style style:name="T29" style:family="text">
      <style:text-properties officeooo:rsid="0050b683"/>
    </style:style>
    <style:style style:name="T30" style:family="text">
      <style:text-properties officeooo:rsid="0053e641"/>
    </style:style>
    <style:style style:name="T31" style:family="text">
      <style:text-properties officeooo:rsid="00552c0a"/>
    </style:style>
    <style:style style:name="T32" style:family="text">
      <style:text-properties officeooo:rsid="0058d524"/>
    </style:style>
    <style:style style:name="T33" style:family="text">
      <style:text-properties officeooo:rsid="005a0f0c"/>
    </style:style>
    <style:style style:name="T34" style:family="text">
      <style:text-properties officeooo:rsid="005d819f"/>
    </style:style>
    <style:style style:name="T35" style:family="text">
      <style:text-properties officeooo:rsid="005f4065"/>
    </style:style>
    <style:style style:name="T36" style:family="text">
      <style:text-properties style:font-name="Deja Vu Sans Mono" fo:font-size="8.5pt" style:font-size-asian="8.5pt" style:font-size-complex="8.5pt"/>
    </style:style>
    <style:style style:name="T37" style:family="text">
      <style:text-properties officeooo:rsid="006937b0"/>
    </style:style>
    <style:style style:name="T38" style:family="text">
      <style:text-properties officeooo:rsid="006c7ef6"/>
    </style:style>
    <style:style style:name="T39" style:family="text">
      <style:text-properties officeooo:rsid="006dfc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 text:c="29"/><text:span text:style-name="T21">DESIGNED MIND </text:span><text:span text:style-name="T22">SYMPOSIUM </text:span><text:span text:style-name="T21">2017</text:span><text:line-break/> <text:s text:c="30"/><text:span text:style-name="T38">*</text:span> <text:span text:style-name="T38">FINAL </text:span>CALL FOR PAPERS <text:span text:style-name="T38">*</text:span></text:p>
      <text:p text:style-name="P5"><text:s text:c="24"/><text:span text:style-name="T37">Reflections on</text:span> the <text:span text:style-name="T23">f</text:span>unction, <text:span text:style-name="T23">e</text:span>volution<text:line-break/> <text:s text:c="25"/>&amp; <text:span text:style-name="T23">i</text:span>mplementation of <text:span text:style-name="T23">c</text:span>onsciousness</text:p>
      <text:p text:style-name="P5"><text:s text:c="22"/>Informatics Forum, University of Edinburgh<text:line-break/> <text:s text:c="32"/>Edinburgh, Scotland<text:line-break/> <text:s text:c="33"/>8-9 November 2017</text:p>
      <text:p text:style-name="P4"><text:span text:style-name="T24"><text:s text:c="31"/></text:span><text:a xlink:type="simple" xlink:href="http://designedmind.org/" text:style-name="Internet_20_link" text:visited-style-name="Visited_20_Internet_20_Link"><text:span text:style-name="T24">http://designedmind.org</text:span></text:a></text:p>
      <text:p text:style-name="P6"/>
      <text:p text:style-name="P14">KEYNOTE SPEAKERS</text:p>
      <text:p text:style-name="P7">Daniel C. Dennett, Tufts University<text:line-break/>Michael Graziano, Princeton University</text:p>
      <text:p text:style-name="P13">REPRESENTING OURSELVES</text:p>
      <text:p text:style-name="P11"><text:span text:style-name="T33">Our</text:span> subjective experience is quite mysterious: <text:span text:style-name="T29">i</text:span>t seems to be a “further fact” about <text:span text:style-name="T33">us</text:span>, surplus to all the conceivable <text:span text:style-name="T34">mechanistic or</text:span> functional facts. <text:span text:style-name="T35">Most of us find it plausible that </text:span>a machine <text:span text:style-name="T33">could exhibit exactly </text:span>the same outward behaviour yet lack an inner life. </text:p>
      <text:p text:style-name="P11">These intuitions are compelling, and lead many to <text:span text:style-name="T30">look beyond the usual resources of science for an explanation of conscious experience</text:span>. <text:span text:style-name="T31">Some propose </text:span>identify<text:span text:style-name="T31">ing </text:span>consciousness with some kind of information processing or informational complexity, <text:span text:style-name="T31">but offer little</text:span> insight into why such an identification makes sense. <text:span text:style-name="T31">Other suggest that </text:span>consciousness <text:span text:style-name="T31">is</text:span> <text:span text:style-name="T31">a primitive ingredient of the universe</text:span>, present whenever certain kinds of processes are present. <text:span text:style-name="T30">These ideas may fit our intuitions, but seem to </text:span>offer little <text:span text:style-name="T27">in the way of</text:span> explanation. <text:span text:style-name="T32">C</text:span>onsciousness <text:span text:style-name="T32">is relegated </text:span>to a passive role, with not much to do except come along for the ride.</text:p>
      <text:p text:style-name="P2"><text:span text:style-name="T1">These </text:span><text:span text:style-name="T10">perspectives</text:span><text:span text:style-name="T1"> also neglect a crucial fact about our behaviour, namely that consciousness is much of the </text:span><text:span text:style-name="Emphasis"><text:span text:style-name="T15">subject matter</text:span></text:span><text:span text:style-name="Emphasis"><text:span text:style-name="T1"> </text:span></text:span><text:span text:style-name="T1">of what we say and do. We describe the world </text:span><text:span text:style-name="Emphasis"><text:span text:style-name="T18">from a vantage point</text:span></text:span><text:span text:style-name="T1">, contrast how things </text:span><text:span text:style-name="Emphasis"><text:span text:style-name="T18">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13">our</text:span></text:span><text:span text:style-name="Emphasis"><text:span text:style-name="T1"> </text:span></text:span><text:span text:style-name="Emphasis"><text:span text:style-name="T17">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4">“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8">these behaviours</text:span><text:span text:style-name="T1"> that are the proper target, or explanandum, of a science of consciousness. Modern theories along </text:span><text:span text:style-name="T7">such</text:span><text:span text:style-name="T1"> lines, developed by Daniel Dennett, </text:span><text:span text:style-name="T9">Thomas Metzinger</text:span><text:span text:style-name="T1"> and others, propose that we understand </text:span><text:span text:style-name="T8">conscious experience</text:span><text:span text:style-name="T1"> as the </text:span><text:span text:style-name="Emphasis"><text:span text:style-name="T18">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8">representers</text:span></text:span><text:span text:style-name="T1">, the evolving brain converged on the </text:span><text:span text:style-name="Emphasis"><text:span text:style-name="T18">self</text:span></text:span><text:span text:style-name="Emphasis"><text:span text:style-name="T1"> </text:span></text:span><text:span text:style-name="T1">as the solution to a control problem. We cannot easily appreciate the self-model-within-a-world-model </text:span><text:span text:style-name="Emphasis"><text:span text:style-name="T16">as</text:span></text:span><text:span text:style-name="Emphasis"><text:span text:style-name="T1"> </text:span></text:span><text:span text:style-name="T1">a model, because “we” only exist in virtue of the model, as its central feature.</text:span></text:p>
      <text:p text:style-name="P6">The symposium is a forum to elaborate, discuss and critique this emerging scientific picture of consciousness as a form of reflective <text:span text:style-name="T25">self-representation</text:span>. We invite perspectives from philosophy, psychology, neuroscience and informatics.</text:p>
      <text:p text:style-name="P13">SUBMISSION GUIDELINES</text:p>
      <text:p text:style-name="P1"><text:span text:style-name="T1">We invite submissions of high-quality short papers for presentation at the symposium. Papers should be in PDF format and no more than 4,000 words in length, </text:span><text:span text:style-name="T12">excluding</text:span><text:span text:style-name="T11"> abstract </text:span><text:span text:style-name="T12">and references</text:span><text:span text:style-name="T1">. Please prepare your submission for blind review and submit via EasyChair at </text:span><text:a xlink:type="simple" xlink:href="https://easychair.org/conferences/?conf=dm2017" text:style-name="Internet_20_link" text:visited-style-name="Visited_20_Internet_20_Link"><text:span text:style-name="T26">https://easychair.org/conferences/?conf=dm2017</text:span></text:a><text:span text:style-name="T1">.</text:span></text:p>
      <text:p text:style-name="P16"><text:span text:style-name="T1">A list of suggested topics and themes can be found at</text:span><text:span text:style-name="T19"> </text:span><text:a xlink:type="simple" xlink:href="http://designedmind.org/" text:style-name="Internet_20_link" text:visited-style-name="Visited_20_Internet_20_Link"><text:span text:style-name="T36">http://designedmind.org</text:span></text:a><text:span text:style-name="T19">.</text:span></text:p>
      <text:p text:style-name="P6"><text:soft-page-break/>After the symposium, there will be an open call for full-length (8,000 word) papers for publication as a collected volume or journal special issue (details forthcoming).</text:p>
      <text:p text:style-name="P15">IMPORTANT DATES</text:p>
      <text:p text:style-name="P8">Registration opens: <text:tab/><text:tab/><text:tab/> <text:span text:style-name="T28">1</text:span> <text:span text:style-name="T28">June</text:span> 2017<text:line-break/>Submission deadline: <text:tab/><text:tab/>30 July 2017 <text:span text:style-name="T39">(AoE)</text:span><text:line-break/>Notification of acceptance:<text:tab/><text:tab/> 9 September 2017<text:line-break/>Early registration deadline:<text:tab/>15 September 2017<text:line-break/>Designed Mind symposium: <text:tab/> <text:s text:c="5"/>8-9 November 2017<text:line-break/>Expecting Ourselves workshop: <text:tab/>10 November 2017</text:p>
      <text:p text:style-name="P13">SPEAKER BIOS</text:p>
      <text:p text:style-name="P6">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6">Michael Graziano, author of Consciousness and the Social Brain (Oxford University Press, 2013) is Professor of Psychology and Neuroscience at Princeton University.</text:p>
      <text:p text:style-name="P13">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6">http://www.x-spect.org/first-project-workshop.html</text:span></text:a><text:span text:style-name="T1">.</text:span></text:p>
      <text:p text:style-name="P15">ORGANISING COMMITTEE</text:p>
      <text:p text:style-name="P9">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7"><text:span text:style-name="T20">For general enquiries email </text:span><text:a xlink:type="simple" xlink:href="mailto:info@designedmind.org" text:style-name="Internet_20_link" text:visited-style-name="Visited_20_Internet_20_Link"><text:span text:style-name="T20">info@designedmind.org</text:span></text:a><text:span text:style-name="T20">.</text:span></text:p>
      <text:p text:style-name="P12"/>
      <text:p text:style-name="P21">THEMES AND TOPICS</text:p>
      <text:p text:style-name="P10">The following list of topics is not meant to constrain, but merely to highlight areas where we feel there are important issues or opportunities to make progress:</text:p>
      <text:p text:style-name="P3"><text:span text:style-name="Strong_20_Emphasis"><text:span text:style-name="T16">Confronting the “further fact” intuition.</text:span></text:span><text:span text:style-name="Strong_20_Emphasis"><text:span text:style-name="T1"> </text:span></text:span><text:span text:style-name="T1">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18">why</text:span></text:span><text:span text:style-name="Emphasis"><text:span text:style-name="T1"> </text:span></text:span><text:span text:style-name="T1">it seems so obvious that consciousness is something non-functional, if it is precisely the opposite.</text:span></text:p>
      <text:p text:style-name="P18"><text:span text:style-name="Strong_20_Emphasis"><text:span text:style-name="T16">Brain homologies and animal consciousness. </text:span></text:span><text:span text:style-name="T1">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3"><text:span text:style-name="Strong_20_Emphasis"><text:span text:style-name="T16">Role of language.</text:span></text:span><text:span text:style-name="Strong_20_Emphasis"><text:span text:style-name="T1"> </text:span></text:span><text:span text:style-name="T1">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3"><text:span text:style-name="Strong_20_Emphasis"><text:span text:style-name="T16">Consciousness and free will. </text:span></text:span><text:span text:style-name="T1">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18">deliberatively</text:span></text:span><text:span text:style-name="T1">, consciousness enables </text:span><text:span text:style-name="Emphasis"><text:span text:style-name="T18">deliberate</text:span></text:span><text:span text:style-name="Emphasis"><text:span text:style-name="T1"> </text:span></text:span><text:span text:style-name="T1">action, action that is imagined and evaluated before it takes place and assessed and re-evaluated after it has taken place. Is it possible to be conscious and not free in this sense? What are the implications for animal consciousness?</text:span></text:p>
      <text:p text:style-name="P3"><text:span text:style-name="Strong_20_Emphasis"><text:span text:style-name="T16">Consciousness as meta-representation.</text:span></text:span><text:span text:style-name="Strong_20_Emphasis"><text:span text:style-name="T1"> </text:span></text:span><text:span text:style-name="T1">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3"><text:span text:style-name="Strong_20_Emphasis"><text:span text:style-name="T16">Cartesian functionalism.</text:span></text:span><text:span text:style-name="Strong_20_Emphasis"><text:span text:style-name="T1"> </text:span></text:span><text:span text:style-name="T1">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3"><text:span text:style-name="Strong_20_Emphasis"><text:span text:style-name="T16">Conscious machines.</text:span></text:span><text:span text:style-name="Strong_20_Emphasis"><text:span text:style-name="T1"> </text:span></text:span><text:span text:style-name="T1">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7-23T15:20:13.674136232</dc:date>
    <meta:editing-duration>PT3H23M25S</meta:editing-duration>
    <meta:editing-cycles>75</meta:editing-cycles>
    <meta:generator>LibreOffice/5.3.1.2$Linux_X86_64 LibreOffice_project/30m0$Build-2</meta:generator>
    <meta:print-date>2017-05-12T13:36:36.013942157</meta:print-date>
    <meta:document-statistic meta:table-count="0" meta:image-count="0" meta:object-count="0" meta:page-count="3" meta:paragraph-count="35" meta:word-count="1277" meta:character-count="8981" meta:non-whitespace-character-count="7448"/>
  </office:meta>
</office:document-meta>
</file>